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DejaVu Sans1" svg:font-family="'DejaVu Sans'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288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254cm" fo:min-width="0.127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4.953cm" fo:min-width="0.127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4.261cm" fo:min-width="0.127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1.34cm" fo:min-width="0.127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416cm" fo:min-width="0.127cm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2.361cm" fo:min-width="0.127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0" style:family="graphic" style:parent-style-name="objectwithoutfill">
      <style:graphic-properties svg:stroke-width="0.018cm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2.061cm" fo:min-width="0.127cm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23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4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5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407cm"/>
      <style:paragraph-properties style:writing-mode="lr-tb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9.898cm" fo:min-width="0.127cm"/>
      <style:paragraph-properties style:writing-mode="lr-tb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9.792cm" fo:min-width="0.127cm"/>
      <style:paragraph-properties style:writing-mode="lr-tb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10.033cm" fo:min-width="0.127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9.609cm" fo:min-width="0.127cm"/>
      <style:paragraph-properties style:writing-mode="lr-tb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043cm" fo:min-width="0.127cm"/>
      <style:paragraph-properties style:writing-mode="lr-tb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0.993cm" fo:min-width="0.127cm"/>
      <style:paragraph-properties style:writing-mode="lr-tb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0.385cm" fo:min-width="0.127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7.934cm" fo:min-width="0.127cm"/>
      <style:paragraph-properties style:writing-mode="lr-tb"/>
    </style:style>
    <style:style style:name="gr37" style:family="graphic" style:parent-style-name="standard">
      <style:graphic-properties svg:stroke-color="#000000" draw:fill-color="#eeeeee" draw:textarea-horizontal-align="justify" draw:textarea-vertical-align="middle" draw:auto-grow-height="false" fo:min-height="7.802cm" fo:min-width="0.127cm"/>
      <style:paragraph-properties style:writing-mode="lr-tb"/>
    </style:style>
    <style:style style:name="gr38" style:family="graphic" style:parent-style-name="standard">
      <style:graphic-properties draw:stroke="none" draw:fill="none" draw:fill-color="#ffffff" fo:min-height="0.715cm"/>
      <style:paragraph-properties style:writing-mode="lr-tb"/>
    </style:style>
    <style:style style:name="gr39" style:family="graphic" style:parent-style-name="standard">
      <style:graphic-properties draw:stroke="none" draw:fill="none" draw:fill-color="#ffffff" fo:min-height="0.247cm"/>
      <style:paragraph-properties style:writing-mode="lr-tb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2.93cm" fo:min-width="0.127cm"/>
      <style:paragraph-properties style:writing-mode="lr-tb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3.611cm" fo:min-width="0.12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normal"/>
    </style:style>
    <style:style style:name="P2" style:family="paragraph">
      <loext:graphic-properties draw:fill="none" draw:fill-color="#ffffff"/>
      <style:paragraph-properties style:writing-mode="lr-tb"/>
      <style:text-properties fo:font-size="6pt" fo:font-weight="normal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fo:font-weight="normal" style:font-size-asian="6pt" style:font-size-complex="6pt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" style:font-size-asian="10pt" style:font-weight-asian="bold" style:font-name-complex="Monospace" style:font-size-complex="10pt" style:font-weight-complex="bold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loext:graphic-properties draw:fill-color="#eeeeee"/>
      <style:paragraph-properties fo:text-align="center" style:writing-mode="lr-tb"/>
      <style:text-properties fo:font-size="6pt" fo:font-weight="normal" style:font-size-asian="6pt" style:font-size-complex="6pt"/>
    </style:style>
    <style:style style:name="P9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" style:font-size-asian="6pt" style:font-weight-asian="normal" style:font-name-complex="Monospace" style:font-size-complex="6pt" style:font-weight-complex="normal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fo:color="#642880" style:font-name="Monospace" fo:font-size="10pt" fo:font-weight="normal" style:font-name-asian="Monospace" style:font-size-asian="10pt" style:font-weight-asian="bold" style:font-name-complex="Monospace" style:font-size-complex="1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6pt" style:font-size-complex="6pt"/>
    </style:style>
    <style:style style:name="T1" style:family="text">
      <style:text-properties fo:font-size="6pt" fo:font-weight="normal" style:font-size-asian="6pt" style:font-size-complex="6pt"/>
    </style:style>
    <style:style style:name="T2" style:family="text">
      <style:text-properties fo:color="#000000" style:font-name="Liberation Serif" fo:font-size="6pt" fo:font-weight="normal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000000" style:font-name="Liberation Serif" fo:font-size="6pt" fo:font-weight="normal" style:font-name-asian="Monospace" style:font-size-asian="6pt" style:font-weight-asian="normal" style:font-name-complex="Monospace" style:font-size-complex="6pt" style:font-weight-complex="normal"/>
    </style:style>
    <style:style style:name="T4" style:family="text">
      <style:text-properties fo:font-size="8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897cm" svg:y1="0.935cm" svg:x2="0.897cm" svg:y2="18.258cm">
          <text:p/>
        </draw:line>
        <draw:frame draw:style-name="gr2" draw:text-style-name="P2" draw:layer="layout" svg:width="0.491cm" svg:height="0.314cm" svg:x="0.698cm" svg:y="0.569cm">
          <draw:text-box>
            <text:p><text:span text:style-name="T1">App</text:span></text:p>
          </draw:text-box>
        </draw:frame>
        <draw:line draw:style-name="gr1" draw:text-style-name="P1" draw:layer="layout" svg:x1="2.794cm" svg:y1="0.935cm" svg:x2="2.794cm" svg:y2="18.258cm">
          <text:p/>
        </draw:line>
        <draw:frame draw:style-name="gr3" draw:text-style-name="P2" draw:layer="layout" svg:width="1.903cm" svg:height="0.314cm" svg:x="2.081cm" svg:y="0.57cm">
          <draw:text-box>
            <text:p><text:span text:style-name="T1">MicroInterpreter</text:span></text:p>
          </draw:text-box>
        </draw:frame>
        <draw:line draw:style-name="gr1" draw:text-style-name="P1" draw:layer="layout" svg:x1="4.693cm" svg:y1="0.938cm" svg:x2="4.693cm" svg:y2="18.261cm">
          <text:p/>
        </draw:line>
        <draw:frame draw:style-name="gr4" draw:text-style-name="P2" draw:layer="layout" svg:width="1.412cm" svg:height="0.314cm" svg:x="4.169cm" svg:y="0.571cm">
          <draw:text-box>
            <text:p><text:span text:style-name="T1">MicroGraph</text:span></text:p>
          </draw:text-box>
        </draw:frame>
        <draw:line draw:style-name="gr1" draw:text-style-name="P1" draw:layer="layout" svg:x1="6.593cm" svg:y1="0.945cm" svg:x2="6.593cm" svg:y2="18.268cm">
          <text:p/>
        </draw:line>
        <draw:frame draw:style-name="gr5" draw:text-style-name="P4" draw:layer="layout" svg:width="1.708cm" svg:height="0.627cm" svg:x="5.96cm" svg:y="0.372cm">
          <draw:text-box>
            <text:p text:style-name="P3"><text:span text:style-name="T1">Computational</text:span></text:p>
            <text:p text:style-name="P3"><text:span text:style-name="T1">Kernels</text:span></text:p>
          </draw:text-box>
        </draw:frame>
        <draw:line draw:style-name="gr1" draw:text-style-name="P1" draw:layer="layout" svg:x1="8.402cm" svg:y1="0.948cm" svg:x2="8.402cm" svg:y2="18.271cm">
          <text:p/>
        </draw:line>
        <draw:frame draw:style-name="gr6" draw:text-style-name="P2" draw:layer="layout" svg:width="1.348cm" svg:height="0.314cm" svg:x="7.897cm" svg:y="0.573cm">
          <draw:text-box>
            <text:p><text:span text:style-name="T1">TPDelegate</text:span></text:p>
          </draw:text-box>
        </draw:frame>
        <draw:line draw:style-name="gr1" draw:text-style-name="P1" draw:layer="layout" svg:x1="10.601cm" svg:y1="0.951cm" svg:x2="10.601cm" svg:y2="18.274cm">
          <text:p/>
        </draw:line>
        <draw:frame draw:style-name="gr7" draw:text-style-name="P2" draw:layer="layout" svg:width="1.899cm" svg:height="0.314cm" svg:x="9.898cm" svg:y="0.574cm">
          <draw:text-box>
            <text:p><text:span text:style-name="T1">TensorProcessor</text:span></text:p>
          </draw:text-box>
        </draw:frame>
        <draw:line draw:style-name="gr1" draw:text-style-name="P1" draw:layer="layout" svg:x1="12.7cm" svg:y1="0.957cm" svg:x2="12.7cm" svg:y2="18.28cm">
          <text:p/>
        </draw:line>
        <draw:frame draw:style-name="gr8" draw:text-style-name="P2" draw:layer="layout" svg:width="1.746cm" svg:height="0.314cm" svg:x="12.051cm" svg:y="0.575cm">
          <draw:text-box>
            <text:p><text:span text:style-name="T1">ProcessingUnit</text:span></text:p>
          </draw:text-box>
        </draw:frame>
        <draw:line draw:style-name="gr1" draw:text-style-name="P1" draw:layer="layout" svg:x1="14.5cm" svg:y1="0.96cm" svg:x2="14.5cm" svg:y2="18.283cm">
          <text:p/>
        </draw:line>
        <draw:frame draw:style-name="gr9" draw:text-style-name="P2" draw:layer="layout" svg:width="2.394cm" svg:height="0.314cm" svg:x="13.605cm" svg:y="0.554cm">
          <draw:text-box>
            <text:p><text:span text:style-name="T1">HardwareVtbl_Conv</text:span></text:p>
          </draw:text-box>
        </draw:frame>
        <draw:line draw:style-name="gr1" draw:text-style-name="P1" draw:layer="layout" svg:x1="16.8cm" svg:y1="0.964cm" svg:x2="16.8cm" svg:y2="18.287cm">
          <text:p/>
        </draw:line>
        <draw:frame draw:style-name="gr10" draw:text-style-name="P2" draw:layer="layout" svg:width="2.288cm" svg:height="0.314cm" svg:x="15.944cm" svg:y="0.577cm">
          <draw:text-box>
            <text:p><text:span text:style-name="T1">DMAHardwareVtbl</text:span></text:p>
          </draw:text-box>
        </draw:frame>
        <draw:frame draw:style-name="gr11" draw:text-style-name="P6" draw:layer="layout" svg:width="1.477cm" svg:height="0.239cm" svg:x="1.015cm" svg:y="0.835cm">
          <draw:text-box>
            <text:p text:style-name="P5"><text:span text:style-name="T2">Enable_delegate</text:span></text:p>
          </draw:text-box>
        </draw:frame>
        <draw:line draw:style-name="gr12" draw:text-style-name="P7" draw:layer="layout" svg:x1="0.889cm" svg:y1="1.089cm" svg:x2="2.727cm" svg:y2="1.089cm">
          <text:p/>
        </draw:lin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2.858cm" svg:y1="1.189cm" svg:x2="8.327cm" svg:y2="1.189cm">
          <text:p/>
        </draw:line>
        <draw:frame draw:style-name="gr11" draw:text-style-name="P6" draw:layer="layout" svg:width="0.421cm" svg:height="0.239cm" svg:x="5.264cm" svg:y="0.936cm">
          <draw:text-box>
            <text:p text:style-name="P5"><text:span text:style-name="T2">New</text:span></text:p>
          </draw:text-box>
        </draw:frame>
        <draw:custom-shape draw:style-name="gr14" draw:text-style-name="P8" draw:layer="layout" svg:width="0.127cm" svg:height="4.953cm" svg:x="2.7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127cm" svg:height="4.261cm" svg:x="8.331cm" svg:y="1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2.858cm" svg:y1="1.765cm" svg:x2="8.327cm" svg:y2="1.765cm">
          <text:p/>
        </draw:line>
        <draw:frame draw:style-name="gr11" draw:text-style-name="P6" draw:layer="layout" svg:width="0.778cm" svg:height="0.239cm" svg:x="5.064cm" svg:y="1.512cm">
          <draw:text-box>
            <text:p text:style-name="P5"><text:span text:style-name="T2">Initialize</text:span></text:p>
          </draw:text-box>
        </draw:frame>
        <draw:custom-shape draw:style-name="gr16" draw:text-style-name="P8" draw:layer="layout" svg:width="0.127cm" svg:height="1.34cm" svg:x="10.531cm" svg:y="1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8cm" svg:y1="1.865cm" svg:x2="10.541cm" svg:y2="1.865cm">
          <text:p/>
        </draw:line>
        <draw:frame draw:style-name="gr11" draw:text-style-name="P9" draw:layer="layout" svg:width="1.723cm" svg:height="0.239cm" svg:x="8.564cm" svg:y="1.597cm">
          <draw:text-box>
            <text:p text:style-name="P5"><text:span text:style-name="T3">InstatiateProcessors</text:span></text:p>
          </draw:text-box>
        </draw:frame>
        <draw:custom-shape draw:style-name="gr17" draw:text-style-name="P8" draw:layer="layout" svg:width="0.127cm" svg:height="0.416cm" svg:x="10.531cm" svg:y="1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127cm" svg:height="2.361cm" svg:x="10.531cm" svg:y="3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7" draw:layer="layout" svg:x1="11.351cm" svg:y1="1.369cm" svg:x2="10.665cm" svg:y2="1.369cm">
          <text:p/>
        </draw:line>
        <draw:line draw:style-name="gr19" draw:text-style-name="P7" draw:layer="layout" svg:x1="11.354cm" svg:y1="3.689cm" svg:x2="10.668cm" svg:y2="3.689cm">
          <text:p/>
        </draw:line>
        <draw:line draw:style-name="gr20" draw:text-style-name="P1" draw:layer="layout" svg:x1="11.345cm" svg:y1="3.692cm" svg:x2="11.345cm" svg:y2="2.967cm">
          <text:p/>
        </draw:line>
        <draw:line draw:style-name="gr20" draw:text-style-name="P1" draw:layer="layout" svg:x1="10.66cm" svg:y1="2.976cm" svg:x2="11.355cm" svg:y2="2.976cm">
          <text:p/>
        </draw:line>
        <draw:line draw:style-name="gr20" draw:text-style-name="P1" draw:layer="layout" svg:x1="11.347cm" svg:y1="2.086cm" svg:x2="11.347cm" svg:y2="1.361cm">
          <text:p/>
        </draw:line>
        <draw:line draw:style-name="gr20" draw:text-style-name="P1" draw:layer="layout" svg:x1="10.661cm" svg:y1="2.077cm" svg:x2="11.356cm" svg:y2="2.077cm">
          <text:p/>
        </draw:line>
        <draw:frame draw:style-name="gr11" draw:text-style-name="P6" draw:layer="layout" svg:width="0.421cm" svg:height="0.239cm" svg:x="10.765cm" svg:y="1.837cm">
          <draw:text-box>
            <text:p text:style-name="P5"><text:span text:style-name="T2">New</text:span></text:p>
          </draw:text-box>
        </draw:frame>
        <draw:frame draw:style-name="gr11" draw:text-style-name="P10" draw:layer="layout" svg:width="0.791cm" svg:height="0.239cm" svg:x="10.766cm" svg:y="2.738cm">
          <draw:text-box>
            <text:p text:style-name="P5"><text:span text:style-name="T2">Initialize</text:span></text:p>
          </draw:text-box>
        </draw:frame>
        <draw:custom-shape draw:style-name="gr21" draw:text-style-name="P8" draw:layer="layout" svg:width="0.127cm" svg:height="2.061cm" svg:x="12.631cm" svg:y="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0.654cm" svg:y1="3.965cm" svg:x2="12.631cm" svg:y2="3.965cm">
          <text:p/>
        </draw:line>
        <draw:custom-shape draw:style-name="gr22" draw:text-style-name="P8" draw:layer="layout" svg:width="0.127cm" svg:height="0.337cm" svg:x="14.431cm" svg:y="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5cm" svg:y1="4.165cm" svg:x2="14.431cm" svg:y2="4.165cm">
          <text:p/>
        </draw:line>
        <draw:frame draw:style-name="gr11" draw:text-style-name="P10" draw:layer="layout" svg:width="0.791cm" svg:height="0.239cm" svg:x="11.467cm" svg:y="3.739cm">
          <draw:text-box>
            <text:p text:style-name="P5"><text:span text:style-name="T2">Initialize</text:span></text:p>
          </draw:text-box>
        </draw:frame>
        <draw:frame draw:style-name="gr11" draw:text-style-name="P10" draw:layer="layout" svg:width="0.467cm" svg:height="0.239cm" svg:x="12.868cm" svg:y="3.94cm">
          <draw:text-box>
            <text:p text:style-name="P5"><text:span text:style-name="T2">New</text:span></text:p>
          </draw:text-box>
        </draw:frame>
        <draw:custom-shape draw:style-name="gr22" draw:text-style-name="P8" draw:layer="layout" svg:width="0.127cm" svg:height="0.337cm" svg:x="14.431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6cm" svg:y1="4.669cm" svg:x2="14.427cm" svg:y2="4.669cm">
          <text:p/>
        </draw:line>
        <draw:frame draw:style-name="gr11" draw:text-style-name="P10" draw:layer="layout" svg:width="0.852cm" svg:height="0.239cm" svg:x="12.864cm" svg:y="4.444cm">
          <draw:text-box>
            <text:p text:style-name="P5"><text:span text:style-name="T2">Initialize</text:span></text:p>
          </draw:text-box>
        </draw:frame>
        <draw:custom-shape draw:style-name="gr22" draw:text-style-name="P8" draw:layer="layout" svg:width="0.127cm" svg:height="0.337cm" svg:x="16.727cm" svg:y="5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0.467cm" svg:height="0.239cm" svg:x="12.864cm" svg:y="4.941cm">
          <draw:text-box>
            <text:p text:style-name="P5"><text:span text:style-name="T2">New</text:span></text:p>
          </draw:text-box>
        </draw:frame>
        <draw:custom-shape draw:style-name="gr22" draw:text-style-name="P8" draw:layer="layout" svg:width="0.127cm" svg:height="0.337cm" svg:x="16.727cm" svg:y="5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2cm" svg:y1="5.67cm" svg:x2="16.718cm" svg:y2="5.67cm">
          <text:p/>
        </draw:line>
        <draw:frame draw:style-name="gr11" draw:text-style-name="P10" draw:layer="layout" svg:width="0.852cm" svg:height="0.239cm" svg:x="12.86cm" svg:y="5.445cm">
          <draw:text-box>
            <text:p text:style-name="P5"><text:span text:style-name="T2">Initialize</text:span></text:p>
          </draw:text-box>
        </draw:frame>
        <draw:line draw:style-name="gr12" draw:text-style-name="P7" draw:layer="layout" svg:x1="12.751cm" svg:y1="5.165cm" svg:x2="16.727cm" svg:y2="5.165cm">
          <text:p/>
        </draw:line>
        <draw:custom-shape draw:style-name="gr14" draw:text-style-name="P8" draw:layer="layout" svg:width="0.127cm" svg:height="4.953cm" svg:x="0.8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11.751cm" svg:y1="0cm" svg:x2="11.751cm" svg:y2="18.287cm">
          <text:p/>
        </draw:line>
        <draw:line draw:style-name="gr23" draw:text-style-name="P1" draw:layer="layout" svg:x1="7.351cm" svg:y1="0cm" svg:x2="7.351cm" svg:y2="18.287cm">
          <text:p/>
        </draw:line>
        <draw:line draw:style-name="gr23" draw:text-style-name="P1" draw:layer="layout" svg:x1="1.916cm" svg:y1="0cm" svg:x2="1.916cm" svg:y2="18.287cm">
          <text:p/>
        </draw:line>
        <draw:frame draw:style-name="gr24" draw:text-style-name="P11" draw:layer="layout" svg:width="1.733cm" svg:height="0.314cm" svg:x="0.023cm" svg:y="0.069cm">
          <draw:text-box>
            <text:p><text:span text:style-name="T4">a) Application</text:span></text:p>
          </draw:text-box>
        </draw:frame>
        <draw:frame draw:style-name="gr25" draw:text-style-name="P11" draw:layer="layout" svg:width="2.343cm" svg:height="0.314cm" svg:x="3.6cm" svg:y="0.069cm">
          <draw:text-box>
            <text:p><text:span text:style-name="T4">b) TensorFlow Lite</text:span></text:p>
          </draw:text-box>
        </draw:frame>
        <draw:frame draw:style-name="gr26" draw:text-style-name="P11" draw:layer="layout" svg:width="1.357cm" svg:height="0.314cm" svg:x="8.901cm" svg:y="0.069cm">
          <draw:text-box>
            <text:p><text:span text:style-name="T4">c) Delegate</text:span></text:p>
          </draw:text-box>
        </draw:frame>
        <draw:frame draw:style-name="gr27" draw:text-style-name="P11" draw:layer="layout" svg:width="2.407cm" svg:height="0.314cm" svg:x="13.502cm" svg:y="0.069cm">
          <draw:text-box>
            <text:p><text:span text:style-name="T4">d) Hardware driver</text:span></text:p>
          </draw:text-box>
        </draw:frame>
        <draw:custom-shape draw:style-name="gr28" draw:text-style-name="P8" draw:layer="layout" svg:width="0.127cm" svg:height="9.898cm" svg:x="2.731cm" svg:y="6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127cm" svg:height="9.792cm" svg:x="4.631cm" svg:y="6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2.911cm" svg:y="6.217cm">
          <draw:text-box>
            <text:p text:style-name="P5"><text:span text:style-name="T2">InvokeSubgraph</text:span></text:p>
          </draw:text-box>
        </draw:frame>
        <draw:line draw:style-name="gr12" draw:text-style-name="P7" draw:layer="layout" svg:x1="2.858cm" svg:y1="6.471cm" svg:x2="4.631cm" svg:y2="6.471cm">
          <text:p/>
        </draw:line>
        <draw:frame draw:style-name="gr11" draw:text-style-name="P6" draw:layer="layout" svg:width="1.477cm" svg:height="0.239cm" svg:x="1.011cm" svg:y="6.117cm">
          <draw:text-box>
            <text:p text:style-name="P5"><text:span text:style-name="T2">Invoke</text:span></text:p>
          </draw:text-box>
        </draw:frame>
        <draw:line draw:style-name="gr12" draw:text-style-name="P7" draw:layer="layout" svg:x1="0.885cm" svg:y1="6.371cm" svg:x2="2.723cm" svg:y2="6.371cm">
          <text:p/>
        </draw:line>
        <draw:custom-shape draw:style-name="gr30" draw:text-style-name="P8" draw:layer="layout" svg:width="0.127cm" svg:height="10.033cm" svg:x="0.831cm" svg:y="6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0.127cm" svg:height="9.609cm" svg:x="6.527cm" svg:y="6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4.807cm" svg:y="6.399cm">
          <draw:text-box>
            <text:p text:style-name="P5"><text:span text:style-name="T2">Eval</text:span></text:p>
          </draw:text-box>
        </draw:frame>
        <draw:line draw:style-name="gr12" draw:text-style-name="P7" draw:layer="layout" svg:x1="4.754cm" svg:y1="6.653cm" svg:x2="6.527cm" svg:y2="6.653cm">
          <text:p/>
        </draw:line>
        <draw:custom-shape draw:style-name="gr32" draw:text-style-name="P8" draw:layer="layout" svg:width="0.127cm" svg:height="1.043cm" svg:x="8.331cm" svg:y="6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6.703cm" svg:y="6.481cm">
          <draw:text-box>
            <text:p text:style-name="P5"><text:span text:style-name="T2">CreateJob</text:span></text:p>
          </draw:text-box>
        </draw:frame>
        <draw:line draw:style-name="gr12" draw:text-style-name="P7" draw:layer="layout" svg:x1="6.65cm" svg:y1="6.735cm" svg:x2="8.331cm" svg:y2="6.735cm">
          <text:p/>
        </draw:line>
        <draw:custom-shape draw:style-name="gr33" draw:text-style-name="P8" draw:layer="layout" svg:width="0.127cm" svg:height="0.993cm" svg:x="10.531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4cm" svg:y1="6.847cm" svg:x2="10.537cm" svg:y2="6.847cm">
          <text:p/>
        </draw:line>
        <draw:frame draw:style-name="gr11" draw:text-style-name="P9" draw:layer="layout" svg:width="1.723cm" svg:height="0.239cm" svg:x="8.56cm" svg:y="6.579cm">
          <draw:text-box>
            <text:p text:style-name="P5"><text:span text:style-name="T3">CreateTask</text:span></text:p>
          </draw:text-box>
        </draw:frame>
        <draw:custom-shape draw:style-name="gr34" draw:text-style-name="P8" draw:layer="layout" svg:width="0.127cm" svg:height="0.385cm" svg:x="12.631cm" svg:y="7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0.65cm" svg:y1="7.041cm" svg:x2="12.627cm" svg:y2="7.041cm">
          <text:p/>
        </draw:line>
        <draw:frame draw:style-name="gr35" draw:text-style-name="P10" draw:layer="layout" svg:width="1.459cm" svg:height="0.477cm" svg:x="10.795cm" svg:y="6.815cm">
          <draw:text-box>
            <text:p text:style-name="P5"><text:span text:style-name="T2">New setup <text:s/>transaction</text:span></text:p>
          </draw:text-box>
        </draw:frame>
        <draw:line draw:style-name="gr12" draw:text-style-name="P7" draw:layer="layout" svg:x1="10.646cm" svg:y1="7.542cm" svg:x2="12.623cm" svg:y2="7.542cm">
          <text:p/>
        </draw:line>
        <draw:frame draw:style-name="gr35" draw:text-style-name="P10" draw:layer="layout" svg:width="1.459cm" svg:height="0.477cm" svg:x="10.791cm" svg:y="7.316cm">
          <draw:text-box>
            <text:p text:style-name="P5"><text:span text:style-name="T2">New compute</text:span></text:p>
            <text:p text:style-name="P5"><text:span text:style-name="T2">transaction</text:span></text:p>
          </draw:text-box>
        </draw:frame>
        <draw:custom-shape draw:style-name="gr34" draw:text-style-name="P8" draw:layer="layout" svg:width="0.127cm" svg:height="0.385cm" svg:x="12.631cm" svg:y="7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0.127cm" svg:height="7.934cm" svg:x="8.331cm" svg:y="8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6.703cm" svg:y="8.081cm">
          <draw:text-box>
            <text:p text:style-name="P5"><text:span text:style-name="T2">ExecuteJob</text:span></text:p>
          </draw:text-box>
        </draw:frame>
        <draw:line draw:style-name="gr12" draw:text-style-name="P7" draw:layer="layout" svg:x1="6.65cm" svg:y1="8.335cm" svg:x2="8.331cm" svg:y2="8.335cm">
          <text:p/>
        </draw:line>
        <draw:custom-shape draw:style-name="gr37" draw:text-style-name="P8" draw:layer="layout" svg:width="0.127cm" svg:height="7.802cm" svg:x="10.531cm" svg:y="8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4cm" svg:y1="8.447cm" svg:x2="10.537cm" svg:y2="8.447cm">
          <text:p/>
        </draw:line>
        <draw:frame draw:style-name="gr11" draw:text-style-name="P9" draw:layer="layout" svg:width="1.723cm" svg:height="0.239cm" svg:x="8.56cm" svg:y="8.179cm">
          <draw:text-box>
            <text:p text:style-name="P5"><text:span text:style-name="T3">ExecuteTask</text:span></text:p>
          </draw:text-box>
        </draw:frame>
        <draw:line draw:style-name="gr12" draw:text-style-name="P7" draw:layer="layout" svg:x1="10.65cm" svg:y1="8.641cm" svg:x2="12.627cm" svg:y2="8.641cm">
          <text:p/>
        </draw:line>
        <draw:frame draw:style-name="gr35" draw:text-style-name="P10" draw:layer="layout" svg:width="1.459cm" svg:height="0.477cm" svg:x="10.795cm" svg:y="8.415cm">
          <draw:text-box>
            <text:p text:style-name="P5"><text:span text:style-name="T2">Execute setup transaction</text:span></text:p>
          </draw:text-box>
        </draw:frame>
        <draw:line draw:style-name="gr12" draw:text-style-name="P7" draw:layer="layout" svg:x1="10.646cm" svg:y1="12.66cm" svg:x2="12.623cm" svg:y2="12.66cm">
          <text:p/>
        </draw:line>
        <draw:frame draw:style-name="gr38" draw:text-style-name="P10" draw:layer="layout" svg:width="1.528cm" svg:height="0.715cm" svg:x="10.791cm" svg:y="12.434cm">
          <draw:text-box>
            <text:p text:style-name="P5"><text:span text:style-name="T2">Execute compute transaction</text:span></text:p>
          </draw:text-box>
        </draw:frame>
        <draw:custom-shape draw:style-name="gr22" draw:text-style-name="P8" draw:layer="layout" svg:width="0.127cm" svg:height="0.337cm" svg:x="14.427cm" svg:y="8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6cm" svg:y1="8.914cm" svg:x2="14.427cm" svg:y2="8.914cm">
          <text:p/>
        </draw:line>
        <draw:frame draw:style-name="gr39" draw:text-style-name="P10" draw:layer="layout" svg:width="0.598cm" svg:height="0.247cm" svg:x="12.864cm" svg:y="8.689cm">
          <draw:text-box>
            <text:p text:style-name="P5"><text:span text:style-name="T2">IsRedy</text:span></text:p>
          </draw:text-box>
        </draw:frame>
        <draw:line draw:style-name="gr12" draw:text-style-name="P7" draw:layer="layout" svg:x1="12.742cm" svg:y1="9.418cm" svg:x2="14.423cm" svg:y2="9.418cm">
          <text:p/>
        </draw:line>
        <draw:frame draw:style-name="gr11" draw:text-style-name="P10" draw:layer="layout" svg:width="0.852cm" svg:height="0.239cm" svg:x="12.86cm" svg:y="9.193cm">
          <draw:text-box>
            <text:p text:style-name="P5"><text:span text:style-name="T2">Set_mode</text:span></text:p>
          </draw:text-box>
        </draw:frame>
        <draw:custom-shape draw:style-name="gr22" draw:text-style-name="P8" draw:layer="layout" svg:width="0.127cm" svg:height="0.337cm" svg:x="14.427cm" svg:y="9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8cm" svg:y1="9.919cm" svg:x2="14.419cm" svg:y2="9.919cm">
          <text:p/>
        </draw:line>
        <draw:frame draw:style-name="gr11" draw:text-style-name="P10" draw:layer="layout" svg:width="0.852cm" svg:height="0.239cm" svg:x="12.856cm" svg:y="9.694cm">
          <draw:text-box>
            <text:p text:style-name="P5"><text:span text:style-name="T2">Start</text:span></text:p>
          </draw:text-box>
        </draw:frame>
        <draw:custom-shape draw:style-name="gr22" draw:text-style-name="P8" draw:layer="layout" svg:width="0.127cm" svg:height="0.337cm" svg:x="14.423cm" svg:y="9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127cm" svg:height="0.337cm" svg:x="16.723cm" svg:y="10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8cm" svg:y1="10.644cm" svg:x2="16.714cm" svg:y2="10.644cm">
          <text:p/>
        </draw:line>
        <draw:frame draw:style-name="gr11" draw:text-style-name="P10" draw:layer="layout" svg:width="2.638cm" svg:height="0.239cm" svg:x="12.856cm" svg:y="10.419cm">
          <draw:text-box>
            <text:p text:style-name="P5"><text:span text:style-name="T2">Move RAM_HW</text:span></text:p>
          </draw:text-box>
        </draw:frame>
        <draw:line draw:style-name="gr12" draw:text-style-name="P7" draw:layer="layout" svg:x1="12.734cm" svg:y1="11.22cm" svg:x2="14.415cm" svg:y2="11.22cm">
          <text:p/>
        </draw:line>
        <draw:frame draw:style-name="gr11" draw:text-style-name="P10" draw:layer="layout" svg:width="0.852cm" svg:height="0.239cm" svg:x="12.852cm" svg:y="10.995cm">
          <draw:text-box>
            <text:p text:style-name="P5"><text:span text:style-name="T2">IsDone</text:span></text:p>
          </draw:text-box>
        </draw:frame>
        <draw:custom-shape draw:style-name="gr22" draw:text-style-name="P8" draw:layer="layout" svg:width="0.127cm" svg:height="0.337cm" svg:x="14.419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8" draw:layer="layout" svg:width="0.127cm" svg:height="2.93cm" svg:x="12.631cm" svg:y="8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127cm" svg:height="0.337cm" svg:x="14.428cm" svg:y="12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7cm" svg:y1="12.941cm" svg:x2="14.428cm" svg:y2="12.941cm">
          <text:p/>
        </draw:line>
        <draw:frame draw:style-name="gr39" draw:text-style-name="P10" draw:layer="layout" svg:width="0.598cm" svg:height="0.247cm" svg:x="12.865cm" svg:y="12.716cm">
          <draw:text-box>
            <text:p text:style-name="P5"><text:span text:style-name="T2">IsRedy</text:span></text:p>
          </draw:text-box>
        </draw:frame>
        <draw:line draw:style-name="gr12" draw:text-style-name="P7" draw:layer="layout" svg:x1="12.743cm" svg:y1="13.445cm" svg:x2="14.424cm" svg:y2="13.445cm">
          <text:p/>
        </draw:line>
        <draw:frame draw:style-name="gr11" draw:text-style-name="P10" draw:layer="layout" svg:width="0.852cm" svg:height="0.239cm" svg:x="12.861cm" svg:y="13.22cm">
          <draw:text-box>
            <text:p text:style-name="P5"><text:span text:style-name="T2">Set_mode</text:span></text:p>
          </draw:text-box>
        </draw:frame>
        <draw:custom-shape draw:style-name="gr22" draw:text-style-name="P8" draw:layer="layout" svg:width="0.127cm" svg:height="0.337cm" svg:x="14.428cm" svg:y="1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9cm" svg:y1="13.946cm" svg:x2="14.42cm" svg:y2="13.946cm">
          <text:p/>
        </draw:line>
        <draw:frame draw:style-name="gr11" draw:text-style-name="P10" draw:layer="layout" svg:width="0.852cm" svg:height="0.239cm" svg:x="12.857cm" svg:y="13.721cm">
          <draw:text-box>
            <text:p text:style-name="P5"><text:span text:style-name="T2">Start</text:span></text:p>
          </draw:text-box>
        </draw:frame>
        <draw:custom-shape draw:style-name="gr22" draw:text-style-name="P8" draw:layer="layout" svg:width="0.127cm" svg:height="0.337cm" svg:x="14.424cm" svg:y="13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127cm" svg:height="0.337cm" svg:x="16.72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9cm" svg:y1="14.671cm" svg:x2="16.715cm" svg:y2="14.671cm">
          <text:p/>
        </draw:line>
        <draw:frame draw:style-name="gr11" draw:text-style-name="P10" draw:layer="layout" svg:width="2.638cm" svg:height="0.239cm" svg:x="12.857cm" svg:y="14.446cm">
          <draw:text-box>
            <text:p text:style-name="P5"><text:span text:style-name="T2">Move RAM_HW</text:span></text:p>
          </draw:text-box>
        </draw:frame>
        <draw:custom-shape draw:style-name="gr22" draw:text-style-name="P8" draw:layer="layout" svg:width="0.127cm" svg:height="0.337cm" svg:x="16.72cm" svg:y="15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5cm" svg:y1="15.172cm" svg:x2="16.711cm" svg:y2="15.172cm">
          <text:p/>
        </draw:line>
        <draw:frame draw:style-name="gr11" draw:text-style-name="P10" draw:layer="layout" svg:width="2.638cm" svg:height="0.239cm" svg:x="12.853cm" svg:y="14.947cm">
          <draw:text-box>
            <text:p text:style-name="P5"><text:span text:style-name="T2">Move HW_RAM</text:span></text:p>
          </draw:text-box>
        </draw:frame>
        <draw:line draw:style-name="gr12" draw:text-style-name="P7" draw:layer="layout" svg:x1="12.735cm" svg:y1="15.947cm" svg:x2="14.416cm" svg:y2="15.947cm">
          <text:p/>
        </draw:line>
        <draw:frame draw:style-name="gr11" draw:text-style-name="P10" draw:layer="layout" svg:width="0.852cm" svg:height="0.239cm" svg:x="12.853cm" svg:y="15.722cm">
          <draw:text-box>
            <text:p text:style-name="P5"><text:span text:style-name="T2">IsDone</text:span></text:p>
          </draw:text-box>
        </draw:frame>
        <draw:custom-shape draw:style-name="gr22" draw:text-style-name="P8" draw:layer="layout" svg:width="0.127cm" svg:height="0.337cm" svg:x="14.42cm" svg:y="15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draw:layer="layout" svg:width="0.127cm" svg:height="3.611cm" svg:x="12.632cm" svg:y="12.65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DejaVu Sans1" svg:font-family="'DejaVu Sans'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7T20:16:44.606843036</dc:date>
    <meta:editing-duration>PT17H50M53S</meta:editing-duration>
    <meta:editing-cycles>90</meta:editing-cycles>
    <meta:document-statistic meta:object-count="131"/>
  </office:meta>
</office:document-meta>
</file>